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Standard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iscussions</text:h>
      <text:p text:style-name="P1">- Better Layout for HTML</text:p>
      <text:p text:style-name="P1">- Ports/WorkProducts - Bindings or not?</text:p>
      <text:p text:style-name="P1">- multiple subActivities (refs) of same Type?</text:p>
      <text:p text:style-name="P1">- Activity Diagram -&gt; what and how?</text:p>
      <text:p text:style-name="P1">- Folderstructure for generated and manual content</text:p>
      <text:p text:style-name="P1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Decisions</text:h>
      <text:p text:style-name="Standard">8.3.2013, Annette Kempf, Thomas Schuetz:</text:p>
      <text:list xml:id="list33213382" text:style-name="L1">
        <text:list-item>
          <text:p text:style-name="P2">define Guidance Types in Model, not in Meta Model</text:p>
        </text:list-item>
        <text:list-item>
          <text:p text:style-name="P2">define WorkProduct Types in Model, not in Meta Model</text:p>
        </text:list-item>
        <text:list-item>
          <text:p text:style-name="P2">flow is defined by inputs and outputs </text:p>
        </text:list-item>
        <text:list-item>
          <text:p text:style-name="P2">inputs and outputs are Ports with the type of a WorkProduct</text:p>
        </text:list-item>
        <text:list-item>
          <text:p text:style-name="P2">standar text fields: </text:p>
          <text:list>
            <text:list-item>
              <text:p text:style-name="P2">label</text:p>
            </text:list-item>
            <text:list-item>
              <text:p text:style-name="P2">summary</text:p>
            </text:list-item>
            <text:list-item>
              <text:p text:style-name="P2">description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4M25S</meta:editing-duration>
    <meta:editing-cycles>6</meta:editing-cycles>
    <meta:generator>OpenOffice.org/3.3$Win32 OpenOffice.org_project/330m20$Build-9567</meta:generator>
    <dc:date>2013-03-12T13:07:41.42</dc:date>
    <dc:creator>Thomas Schuetz</dc:creator>
    <meta:document-statistic meta:table-count="0" meta:image-count="0" meta:object-count="0" meta:page-count="1" meta:paragraph-count="16" meta:word-count="89" meta:character-count="503"/>
    <meta:user-defined meta:name="Info 1"/>
    <meta:user-defined meta:name="Info 2"/>
    <meta:user-defined meta:name="Info 3"/>
    <meta:user-defined meta:name="Info 4"/>
  </office:meta>
</office:document-meta>
</file>